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.9cm" svg:height="1.9cm" svg:x="8.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cm" svg:height="1.9cm" svg:x="2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cm" svg:height="1.9cm" svg:x="5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cm" svg:height="1.9cm" svg:x="8.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cm" svg:height="1.9cm" svg:x="11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cm" svg:height="1.9cm" svg:x="1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9cm" svg:height="1.9cm" svg:x="5.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9cm" svg:height="1.9cm" svg:x="8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9cm" svg:height="1.9cm" svg:x="11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9cm" svg:height="1.9cm" svg:x="13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9cm" svg:height="1.9cm" svg:x="2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9cm" svg:height="1.9cm" svg:x="5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9cm" svg:height="1.9cm" svg:x="8.3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9cm" svg:height="1.9cm" svg:x="11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4cm" svg:y1="2.95cm" svg:x2="3.85cm" svg:y2="5.8cm" draw:start-shape="id1" draw:start-glue-point="6" draw:end-shape="id2" draw:end-glue-point="4" svg:d="M8400 2950l-4550 2850" svg:viewBox="0 0 4551 2851">
          <text:p/>
        </draw:connector>
        <draw:connector draw:style-name="gr3" draw:text-style-name="P1" draw:layer="layout" draw:type="line" svg:x1="8.678cm" svg:y1="3.622cm" svg:x2="6.65cm" svg:y2="5.8cm" draw:start-shape="id1" draw:start-glue-point="7" draw:end-shape="id3" draw:end-glue-point="4" svg:d="M8678 3622l-2028 2178" svg:viewBox="0 0 2029 2179">
          <text:p/>
        </draw:connector>
        <draw:connector draw:style-name="gr3" draw:text-style-name="P1" draw:layer="layout" draw:type="line" svg:x1="9.35cm" svg:y1="3.9cm" svg:x2="9.45cm" svg:y2="5.6cm" draw:start-shape="id1" draw:start-glue-point="8" draw:end-shape="id4" draw:end-glue-point="4" svg:d="M9350 3900l100 1700" svg:viewBox="0 0 101 1701">
          <text:p/>
        </draw:connector>
        <draw:connector draw:style-name="gr3" draw:text-style-name="P1" draw:layer="layout" draw:type="line" svg:x1="10.3cm" svg:y1="2.95cm" svg:x2="14.95cm" svg:y2="5.7cm" draw:start-shape="id1" draw:start-glue-point="10" draw:end-shape="id5" draw:end-glue-point="4" svg:d="M10300 2950l4650 2750" svg:viewBox="0 0 4651 2751">
          <text:p/>
        </draw:connector>
        <draw:connector draw:style-name="gr4" draw:text-style-name="P1" draw:layer="layout" draw:type="line" svg:x1="10.022cm" svg:y1="3.622cm" svg:x2="12.25cm" svg:y2="5.7cm" draw:start-shape="id1" draw:start-glue-point="9" draw:end-shape="id6" draw:end-glue-point="4" svg:d="M10022 3622l2228 2078" svg:viewBox="0 0 2229 2079">
          <text:p/>
        </draw:connector>
        <draw:connector draw:style-name="gr3" draw:text-style-name="P1" draw:layer="layout" draw:type="line" svg:x1="11.3cm" svg:y1="6.65cm" svg:x2="6.45cm" svg:y2="9.9cm" draw:start-shape="id6" draw:start-glue-point="6" draw:end-shape="id7" draw:end-glue-point="4" svg:d="M11300 6650l-4850 3250" svg:viewBox="0 0 4851 3251">
          <text:p/>
        </draw:connector>
        <draw:connector draw:style-name="gr3" draw:text-style-name="P1" draw:layer="layout" draw:type="line" svg:x1="12.922cm" svg:y1="7.322cm" svg:x2="14.75cm" svg:y2="9.8cm" draw:start-shape="id6" draw:start-glue-point="9" draw:end-shape="id8" draw:end-glue-point="4" svg:d="M12922 7322l1828 2478" svg:viewBox="0 0 1829 2479">
          <text:p/>
        </draw:connector>
        <draw:connector draw:style-name="gr3" draw:text-style-name="P1" draw:layer="layout" draw:type="line" svg:x1="12.25cm" svg:y1="7.6cm" svg:x2="12.05cm" svg:y2="9.8cm" draw:start-shape="id6" draw:start-glue-point="8" draw:end-shape="id9" draw:end-glue-point="4" svg:d="M12250 7600l-200 2200" svg:viewBox="0 0 201 2201">
          <text:p/>
        </draw:connector>
        <draw:connector draw:style-name="gr4" draw:text-style-name="P1" draw:layer="layout" draw:type="line" svg:x1="11.578cm" svg:y1="7.322cm" svg:x2="9.25cm" svg:y2="9.8cm" draw:start-shape="id6" draw:start-glue-point="7" draw:end-shape="id10" draw:end-glue-point="4" svg:d="M11578 7322l-2328 2478" svg:viewBox="0 0 2329 2479">
          <text:p/>
        </draw:connector>
        <draw:frame draw:style-name="gr5" draw:layer="layout" svg:width="4.232cm" svg:height="1.773cm" svg:x="15.468cm" svg:y="2.327cm">
          <draw:text-box>
            <text:p>Estado inicial</text:p>
            <text:p/>
          </draw:text-box>
        </draw:frame>
        <draw:frame draw:style-name="gr6" draw:layer="layout" svg:width="2.475cm" svg:height="0.962cm" svg:x="17.1cm" svg:y="6.3cm">
          <draw:text-box>
            <text:p>Paso 1</text:p>
          </draw:text-box>
        </draw:frame>
        <draw:frame draw:style-name="gr6" draw:layer="layout" svg:width="2.475cm" svg:height="0.962cm" svg:x="17.1cm" svg:y="10.2cm">
          <draw:text-box>
            <text:p>Paso 2</text:p>
          </draw:text-box>
        </draw:frame>
        <draw:frame draw:style-name="gr6" draw:layer="layout" svg:width="2.475cm" svg:height="0.962cm" svg:x="17.101cm" svg:y="14.2cm">
          <draw:text-box>
            <text:p>Paso 3</text:p>
          </draw:text-box>
        </draw:frame>
        <draw:connector draw:style-name="gr3" draw:text-style-name="P1" draw:layer="layout" draw:type="line" svg:x1="8.578cm" svg:y1="11.422cm" svg:x2="3.65cm" svg:y2="13.8cm" draw:start-shape="id10" draw:start-glue-point="7" draw:end-shape="id11" draw:end-glue-point="4" svg:d="M8578 11422l-4928 2378" svg:viewBox="0 0 4929 2379">
          <text:p/>
        </draw:connector>
        <draw:connector draw:style-name="gr3" draw:text-style-name="P1" draw:layer="layout" draw:type="line" svg:x1="10.2cm" svg:y1="10.75cm" svg:x2="12.05cm" svg:y2="13.7cm" draw:start-shape="id10" draw:start-glue-point="10" draw:end-shape="id12" draw:end-glue-point="4" svg:d="M10200 10750l1850 2950" svg:viewBox="0 0 1851 2951">
          <text:p/>
        </draw:connector>
        <draw:connector draw:style-name="gr3" draw:text-style-name="P1" draw:layer="layout" draw:type="line" svg:x1="9.922cm" svg:y1="11.422cm" svg:x2="9.25cm" svg:y2="13.7cm" draw:start-shape="id10" draw:start-glue-point="9" draw:end-shape="id13" draw:end-glue-point="4" svg:d="M9922 11422l-672 2278" svg:viewBox="0 0 673 2279">
          <text:p/>
        </draw:connector>
        <draw:connector draw:style-name="gr4" draw:text-style-name="P1" draw:layer="layout" draw:type="line" svg:x1="9.25cm" svg:y1="11.7cm" svg:x2="6.45cm" svg:y2="13.8cm" draw:start-shape="id10" draw:start-glue-point="8" draw:end-shape="id14" draw:end-glue-point="4" svg:d="M9250 11700l-2800 2100" svg:viewBox="0 0 2801 2101">
          <text:p/>
        </draw:connector>
        <draw:custom-shape draw:style-name="gr7" draw:text-style-name="P1" draw:layer="layout" svg:width="1.9cm" svg:height="1.9cm" svg:x="1.3cm" svg:y="17.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7.5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597cm" svg:height="1.673cm" svg:x="3.2cm" svg:y="17.927cm">
          <draw:text-box>
            <text:p text:style-name="P2">Estado</text:p>
            <text:p text:style-name="P2">desechado</text:p>
          </draw:text-box>
        </draw:frame>
        <draw:frame draw:style-name="gr6" draw:text-style-name="P2" draw:layer="layout" svg:width="2.538cm" svg:height="1.673cm" svg:x="9.303cm" svg:y="18.027cm">
          <draw:text-box>
            <text:p text:style-name="P2">Estado</text:p>
            <text:p text:style-name="P2">elegido</text:p>
          </draw:text-box>
        </draw:frame>
        <draw:line draw:style-name="gr4" draw:text-style-name="P1" draw:layer="layout" svg:x1="17cm" svg:y1="19.5cm" svg:x2="17cm" svg:y2="17.8cm">
          <text:p/>
        </draw:line>
        <draw:line draw:style-name="gr3" draw:text-style-name="P1" draw:layer="layout" svg:x1="13cm" svg:y1="19.6cm" svg:x2="13cm" svg:y2="17.8cm">
          <text:p/>
        </draw:line>
        <draw:frame draw:style-name="gr6" draw:text-style-name="P2" draw:layer="layout" svg:width="2.504cm" svg:height="1.673cm" svg:x="13.203cm" svg:y="18.028cm">
          <draw:text-box>
            <text:p text:style-name="P2">Acción</text:p>
            <text:p text:style-name="P2">posible</text:p>
          </draw:text-box>
        </draw:frame>
        <draw:frame draw:style-name="gr6" draw:text-style-name="P2" draw:layer="layout" svg:width="2.538cm" svg:height="1.673cm" svg:x="17.203cm" svg:y="18.029cm">
          <draw:text-box>
            <text:p text:style-name="P2">Acción</text:p>
            <text:p text:style-name="P2">elegid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18:48:36.804561575</meta:creation-date>
    <dc:date>2015-08-20T19:07:37.768168919</dc:date>
    <meta:editing-duration>PT3M50S</meta:editing-duration>
    <meta:editing-cycles>2</meta:editing-cycles>
    <meta:generator>LibreOffice/4.2.8.2$Linux_X86_64 LibreOffice_project/420m0$Build-2</meta:generator>
    <meta:document-statistic meta:object-count="39"/>
  </office:meta>
</office:document-meta>
</file>